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8">
      <style:paragraph-properties fo:text-align="start" style:justify-single-word="false"/>
    </style:style>
    <style:style style:name="P10" style:family="paragraph" style:parent-style-name="Text_20_body" style:list-style-name="L11">
      <style:paragraph-properties fo:text-align="start" style:justify-single-word="false"/>
    </style:style>
    <style:style style:name="P11" style:family="paragraph" style:parent-style-name="Text_20_body" style:list-style-name="L16">
      <style:paragraph-properties fo:text-align="start" style:justify-single-word="false"/>
    </style:style>
    <style:style style:name="P12" style:family="paragraph" style:parent-style-name="Text_20_body" style:list-style-name="L9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left="1.251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naslov_5f_podnaslov">
      <style:text-properties fo:font-size="10pt" style:font-size-asian="10pt" style:font-size-complex="10pt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ource_5f_code">
      <style:paragraph-properties fo:margin-left="1.251cm" fo:margin-right="0cm" fo:text-indent="0cm" style:auto-text-indent="false"/>
    </style:style>
    <style:style style:name="P21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22" style:family="paragraph" style:parent-style-name="source_5f_code">
      <style:paragraph-properties fo:margin-left="2.501cm" fo:margin-right="0cm" fo:text-indent="0cm" style:auto-text-indent="false"/>
    </style:style>
    <style:style style:name="P23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4"/>
      <text:h text:style-name="naslov_5f_podnaslov" text:outline-level="1">Seminarski rad: VHDL</text:h>
      <text:h text:style-name="P17" text:outline-level="1">(i ne samo o tome ...)</text:h>
      <text:p text:style-name="P14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16"/>
          </table:table-cell>
          <table:table-cell office:value-type="string">
            <text:p text:style-name="P16"/>
          </table:table-cell>
        </table:table-row>
      </table:table>
      <text:p text:style-name="Standard"/>
      <text:h text:style-name="P19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25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25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25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3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3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p text:style-name="Text_20_body"/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.</text:p>
      <text:p text:style-name="Text_20_body">Da je, hipotetčki, linux kernel razvijala firma to bi bio projekat težak bilione dolara.</text:p>
      <text:p text:style-name="Text_20_body"><text:soft-page-break/>I ono što je još bitnije za investitore u takav projekat, diskutabilno je kakvu bi tu konkurentsku prednost takav projekat mogao napraviti u odnosu na tržišne lidere.</text:p>
      <text:h text:style-name="Heading_20_3" text:outline-level="3">1.5 A hardware ?</text:h>
      <text:p text:style-name="Text_20_body">Pretpostavljam da je strpljenje čitaoca već pri kraju :)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4">radi se o proizvodima <text:s/>visoke tehnologije (“high level knowledge”)</text:p>
        </text:list-item>
        <text:list-item>
          <text:p text:style-name="P4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3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Ovi projekti na FPGA kolima rade kompletne IT sisteme. A svi ti projekti su opet otvoreni software.</text:p>
      <text:h text:style-name="Heading_20_3" text:outline-level="3"><text:soft-page-break/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izvjesno biti sasvim dovoljno da o FPGA, VHDL-u naučim toliko da napišem ovaj seminarski rad za prolaznu ocjenu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“starohan” bio ovako ushićen siguran sam da će i neko od njih dijeliti taj osjećaj.</text:p>
      <text:h text:style-name="Heading_20_3" text:outline-level="3">1.7 Hardware biznis u BiH: utopija ili mogućnost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19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(Very High Speed Integrated Circuit) Hardware Description Language.</text:p>
      <text:p text:style-name="Text_20_body">U istoj domeni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5">“package” izrazi koji mogućavaju korištenje istih modela na više projekata</text:p>
        </text:list-item>
        <text:list-item>
          <text:p text:style-name="P5">“configuration” izrazi koji omogućavaju posebno konfigurisanje dizajnerske strukture</text:p>
        </text:list-item>
        <text:list-item>
          <text:p text:style-name="P5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6">Altera: Quartus® II Software</text:p>
        </text:list-item>
        <text:list-item>
          <text:p text:style-name="P6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h text:style-name="P19" text:outline-level="2">3. Opensource toolset za učenje VHDL-a</text:h>
      <text:p text:style-name="Text_20_body"/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2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25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20">bringout@nvostro-hernad:~$ ghdl -v </text:p>
      <text:p text:style-name="P20"><text:span text:style-name="T1">GHDL 0.29</text:span> (20100109) [Sokcho edition] </text:p>
      <text:p text:style-name="P20"><text:s/>Compiled with GNAT Version: 4.4.3 </text:p>
      <text:p text:style-name="P20"><text:s/>GCC back-end code generator </text:p>
      <text:p text:style-name="P20">Written by Tristan Gingold. </text:p>
      <text:p text:style-name="P20"/>
      <text:p text:style-name="P20">Copyright (C) 2003 - 2010 Tristan Gingold. </text:p>
      <text:p text:style-name="P20">GHDL is free software, covered by the GNU General Public License. <text:s/>There is NO </text:p>
      <text:p text:style-name="P21"><text:span text:style-name="Citation">warranty; not even for MERCHANTABILITY or FITNESS FOR A PARTICULAR PURPOSE. </text:span></text:p>
      <text:p text:style-name="P23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15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15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19" text:outline-level="2">3. VHDL Hello world</text:h>
      <text:p text:style-name="Text_20_body"/>
      <text:p text:style-name="source_5f_code"><text:span text:style-name="comment0_5f_vhdl">-- hello_world.vhdl <text:s/>izlaz na ekran</text:span></text:p>
      <text:p text:style-name="source_5f_code"><text:span text:style-name="comment0_5f_vhdl">-- <text:s text:c="18"/>This should be independent of whose VHDL you use</text:span></text:p>
      <text:p text:style-name="source_5f_code"><text:span text:style-name="comment0_5f_vhdl">-- <text:s text:c="18"/>When using some vendors GUI, you have a learning curve</text:span></text:p>
      <text:p text:style-name="source_5f_code"><text:span text:style-name="comment0_5f_vhdl">-- <text:s text:c="18"/>Using portable VHDL, it will run on all vendors</text:span></text:p>
      <text:p text:style-name="source_5f_code"><text:span text:style-name="comment0_5f_vhdl">-- <text:s text:c="18"/>with implementations conforming to IEEE Std. 1076-1993</text:span></text:p>
      <text:p text:style-name="source_5f_code"></text:p>
      <text:p text:style-name="source_5f_code"></text:p>
      <text:p text:style-name="source_5f_code"><text:span text:style-name="keyword0_5f_vhdl">entity</text:span> hello_world <text:span text:style-name="keyword0_5f_vhdl">is</text:span> <text:s/><text:span text:style-name="comment0_5f_vhdl">-- test bench (top level like "main")</text:span></text:p>
      <text:p text:style-name="source_5f_code"><text:span text:style-name="keyword0_5f_vhdl">end</text:span> <text:span text:style-name="keyword0_5f_vhdl">entity</text:span> hello_world<text:span text:style-name="symbol0_5f_vhdl">;</text:span></text:p>
      <text:p text:style-name="source_5f_code"></text:p>
      <text:p text:style-name="source_5f_code"><text:span text:style-name="keyword0_5f_vhdl">library</text:span> STD<text:span text:style-name="symbol0_5f_vhdl">;</text:span> <text:s text:c="27"/><text:span text:style-name="comment0_5f_vhdl">-- you don't need STD, it is automatic</text:span></text:p>
      <text:p text:style-name="source_5f_code"><text:span text:style-name="keyword0_5f_vhdl">library</text:span> IEEE<text:span text:style-name="symbol0_5f_vhdl">;</text:span> <text:s text:c="26"/><text:span text:style-name="comment0_5f_vhdl">-- but may need other libraries</text:span></text:p>
      <text:p text:style-name="source_5f_code"><text:span text:style-name="keyword0_5f_vhdl">use</text:span> IEEE.<text:span text:style-name="keyword1_5f_vhdl">std_logic_1164</text:span>.<text:span text:style-name="keyword0_5f_vhdl">all</text:span><text:span text:style-name="symbol0_5f_vhdl">;</text:span> <text:s text:c="11"/><text:span text:style-name="comment0_5f_vhdl">-- basic logic types</text:span></text:p>
      <text:p text:style-name="source_5f_code"><text:span text:style-name="keyword0_5f_vhdl">use</text:span> STD.textio.<text:span text:style-name="keyword0_5f_vhdl">all</text:span><text:span text:style-name="symbol0_5f_vhdl">;</text:span> <text:s text:c="20"/><text:span text:style-name="comment0_5f_vhdl">-- basic I/O</text:span></text:p>
      <text:p text:style-name="source_5f_code"></text:p>
      <text:p text:style-name="source_5f_code"><text:span text:style-name="keyword0_5f_vhdl">use</text:span> IEEE.std_logic_textio.<text:span text:style-name="keyword0_5f_vhdl">all</text:span><text:span text:style-name="symbol0_5f_vhdl">;</text:span> <text:s text:c="9"/><text:span text:style-name="comment0_5f_vhdl">-- I/O for logic types</text:span></text:p>
      <text:p text:style-name="source_5f_code"></text:p>
      <text:p text:style-name="source_5f_code"><text:span text:style-name="keyword0_5f_vhdl">architecture</text:span> test <text:span text:style-name="keyword0_5f_vhdl">of</text:span> hello_world <text:span text:style-name="keyword0_5f_vhdl">is</text:span> </text:p>
      <text:p text:style-name="source_5f_code"><text:s text:c="2"/><text:span text:style-name="comment0_5f_vhdl">-- where declarations are placed</text:span></text:p>
      <text:p text:style-name="source_5f_code"><text:s text:c="2"/><text:span text:style-name="keyword0_5f_vhdl">subtype</text:span> word_32 <text:span text:style-name="keyword0_5f_vhdl">is</text:span> <text:span text:style-name="keyword1_5f_vhdl">std_logic_vector</text:span><text:span text:style-name="symbol0_5f_vhdl">(</text:span><text:span text:style-name="number_5f_vhdl">31</text:span> <text:span text:style-name="keyword0_5f_vhdl">downto</text:span> <text:span text:style-name="number_5f_vhdl">0</text:span><text:span text:style-name="symbol0_5f_vhdl">);</text:span> <text:s/><text:span text:style-name="comment0_5f_vhdl">-- simple name</text:span></text:p>
      <text:p text:style-name="source_5f_code"><text:s text:c="2"/><text:span text:style-name="keyword0_5f_vhdl">signal</text:span> four_32 <text:span text:style-name="symbol0_5f_vhdl">:</text:span> word_32 <text:span text:style-name="symbol0_5f_vhdl">:=</text:span> x<text:span text:style-name="string_5f_vhdl">"00000004"</text:span><text:span text:style-name="symbol0_5f_vhdl">;</text:span> <text:s text:c="10"/><text:span text:style-name="comment0_5f_vhdl">-- just four in hex</text:span></text:p>
      <text:p text:style-name="source_5f_code"><text:s text:c="2"/><text:span text:style-name="keyword0_5f_vhdl">signal</text:span> counter <text:span text:style-name="symbol0_5f_vhdl">:</text:span> <text:span text:style-name="keyword1_5f_vhdl">integer</text:span> <text:span text:style-name="symbol0_5f_vhdl">:=</text:span> <text:span text:style-name="number_5f_vhdl">1</text:span><text:span text:style-name="symbol0_5f_vhdl">;</text:span> <text:s text:c="20"/><text:span text:style-name="comment0_5f_vhdl">-- initialized counter</text:span></text:p>
      <text:p text:style-name="source_5f_code"></text:p>
      <text:p text:style-name="source_5f_code"><text:span text:style-name="keyword0_5f_vhdl">begin</text:span> <text:s/><text:span text:style-name="comment0_5f_vhdl">-- where parallel code is placed</text:span></text:p>
      <text:p text:style-name="source_5f_code"><text:s text:c="2"/>my_print <text:span text:style-name="symbol0_5f_vhdl">:</text:span> <text:span text:style-name="keyword0_5f_vhdl">process</text:span> <text:span text:style-name="keyword0_5f_vhdl">is</text:span> <text:s text:c="17"/><text:span text:style-name="comment0_5f_vhdl">-- a process is parallel</text:span></text:p>
      <text:p text:style-name="source_5f_code"><text:s text:c="15"/><text:span text:style-name="keyword0_5f_vhdl">variable</text:span> my_line <text:span text:style-name="symbol0_5f_vhdl">:</text:span> <text:span text:style-name="keyword1_5f_vhdl">line</text:span><text:span text:style-name="symbol0_5f_vhdl">;</text:span> <text:s/><text:span text:style-name="comment0_5f_vhdl">-- type 'line' comes from textio</text:span></text:p>
      <text:p text:style-name="source_5f_code"><text:s text:c="13"/><text:span text:style-name="keyword0_5f_vhdl">begin</text:span></text:p>
      <text:p text:style-name="source_5f_code"></text:p>
      <text:p text:style-name="source_5f_code"><text:s text:c="15"/></text:p>
      <text:p text:style-name="source_5f_code"><text:s text:c="15"/><text:span text:style-name="comment0_5f_vhdl">-- zaglavlje</text:span></text:p>
      <text:p text:style-name="source_5f_code"><text:s text:c="15"/>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---------------------------------------------"</text:span><text:span text:style-name="symbol0_5f_vhdl">));</text:span></text:p>
      <text:p text:style-name="source_5f_code"><text:s text:c="15"/>writeline<text:span text:style-name="symbol0_5f_vhdl">(</text:span>output, my_line<text:span text:style-name="symbol0_5f_vhdl">);</text:span> <text:s text:c="14"/><text:span text:style-name="comment0_5f_vhdl">-- write to "output"</text:span></text:p>
      <text:p text:style-name="source_5f_code"></text:p>
      <text:p text:style-name="source_5f_code"><text:s text:c="17"/>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Hello World from FreeHDL"</text:span><text:span text:style-name="symbol0_5f_vhdl">));</text:span> <text:s text:c="2"/><text:span text:style-name="comment0_5f_vhdl">-- formatting</text:span></text:p>
      <text:p text:style-name="source_5f_code"><text:s text:c="15"/>writeline<text:span text:style-name="symbol0_5f_vhdl">(</text:span>output, my_line<text:span text:style-name="symbol0_5f_vhdl">);</text:span> <text:s text:c="14"/><text:span text:style-name="comment0_5f_vhdl">-- write to "output"</text:span></text:p>
      <text:p text:style-name="source_5f_code">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---------------------------------------------"</text:span><text:span text:style-name="symbol0_5f_vhdl">));</text:span></text:p>
      <text:p text:style-name="source_5f_code"><text:s text:c="15"/>writeline<text:span text:style-name="symbol0_5f_vhdl">(</text:span>output, my_line<text:span text:style-name="symbol0_5f_vhdl">);</text:span> <text:s text:c="14"/><text:span text:style-name="comment0_5f_vhdl">-- write to "output"</text:span></text:p>
      <text:p text:style-name="source_5f_code"></text:p>
      <text:p text:style-name="source_5f_code"></text:p>
      <text:p text:style-name="source_5f_code"></text:p>
      <text:p text:style-name="source_5f_code"><text:s text:c="15"/><text:span text:style-name="comment0_5f_vhdl">-- linija 4</text:span>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four_32 = "</text:span><text:span text:style-name="symbol0_5f_vhdl">));</text:span> <text:s text:c="3"/><text:span text:style-name="comment0_5f_vhdl">-- formatting </text:span></text:p>
      <text:p text:style-name="source_5f_code"><text:s text:c="15"/><text:span text:style-name="comment0_5f_vhdl">-- format type std_logic_vector as hex</text:span></text:p>
      <text:p text:style-name="source_5f_code"><text:s text:c="15"/>hwrite<text:span text:style-name="symbol0_5f_vhdl">(</text:span>my_line, four_32<text:span text:style-name="symbol0_5f_vhdl">);</text:span> 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 <text:s/>counter= "</text:span><text:span text:style-name="symbol0_5f_vhdl">));</text:span></text:p>
      <text:p text:style-name="source_5f_code"><text:s text:c="15"/>write<text:span text:style-name="symbol0_5f_vhdl">(</text:span>my_line, counter<text:span text:style-name="symbol0_5f_vhdl">);</text:span> <text:s/><text:span text:style-name="comment0_5f_vhdl">-- format 'counter' as integer</text:span></text:p>
      <text:p text:style-name="source_5f_code"><text:s text:c="15"/>writeline<text:span text:style-name="symbol0_5f_vhdl">(</text:span>output, my_line<text:span text:style-name="symbol0_5f_vhdl">);</text:span></text:p>
      <text:p text:style-name="source_5f_code"></text:p>
      <text:p text:style-name="source_5f_code"><text:s text:c="15"/><text:span text:style-name="comment0_5f_vhdl">-- linija 5 - vrijeme</text:span>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trenutno vrijeme "</text:span><text:span text:style-name="symbol0_5f_vhdl">));</text:span></text:p>
      <text:p text:style-name="source_5f_code"><text:s text:c="15"/>write<text:span text:style-name="symbol0_5f_vhdl">(</text:span>my_line, now<text:span text:style-name="symbol0_5f_vhdl">);</text:span> <text:s text:c="20"/><text:span text:style-name="comment0_5f_vhdl">-- format time</text:span></text:p>
      <text:p text:style-name="source_5f_code"><text:s text:c="15"/>writeline<text:span text:style-name="symbol0_5f_vhdl">(</text:span>output, my_line<text:span text:style-name="symbol0_5f_vhdl">);</text:span> <text:s text:c="13"/><text:span text:style-name="comment0_5f_vhdl">-- write to display</text:span></text:p>
      <text:p text:style-name="source_5f_code"></text:p>
      <text:p text:style-name="source_5f_code"><text:s text:c="15"/><text:span text:style-name="keyword0_5f_vhdl">wait</text:span> <text:span text:style-name="keyword0_5f_vhdl">for</text:span> <text:span text:style-name="number_5f_vhdl">10</text:span> <text:span text:style-name="regexp0_5f_vhdl">ns</text:span><text:span text:style-name="symbol0_5f_vhdl">;</text:span></text:p>
      <text:p text:style-name="source_5f_code"></text:p>
      <text:p text:style-name="source_5f_code"><text:s text:c="15"/><text:span text:style-name="comment0_5f_vhdl">-- linija 6 - vrijeme nakon 10 ns</text:span></text:p>
      <text:p text:style-name="source_5f_code"><text:s text:c="15"/>write<text:span text:style-name="symbol0_5f_vhdl">(</text:span>my_line, <text:span text:style-name="keyword1_5f_vhdl">string</text:span>'<text:span text:style-name="symbol0_5f_vhdl">(</text:span><text:span text:style-name="string_5f_vhdl">"vrijeme nakon wait-a "</text:span><text:span text:style-name="symbol0_5f_vhdl">));</text:span></text:p>
      <text:p text:style-name="source_5f_code"><text:soft-page-break/><text:s text:c="15"/>write<text:span text:style-name="symbol0_5f_vhdl">(</text:span>my_line, now<text:span text:style-name="symbol0_5f_vhdl">);</text:span> <text:s text:c="20"/><text:span text:style-name="comment0_5f_vhdl">-- format time</text:span></text:p>
      <text:p text:style-name="source_5f_code"><text:s text:c="15"/>writeline<text:span text:style-name="symbol0_5f_vhdl">(</text:span>output, my_line<text:span text:style-name="symbol0_5f_vhdl">);</text:span> <text:s text:c="13"/><text:span text:style-name="comment0_5f_vhdl">-- write to display</text:span></text:p>
      <text:p text:style-name="source_5f_code"></text:p>
      <text:p text:style-name="source_5f_code"></text:p>
      <text:p text:style-name="source_5f_code"></text:p>
      <text:p text:style-name="source_5f_code"><text:s text:c="15"/><text:span text:style-name="keyword0_5f_vhdl">wait</text:span><text:span text:style-name="symbol0_5f_vhdl">;</text:span></text:p>
      <text:p text:style-name="source_5f_code"><text:s text:c="13"/><text:span text:style-name="keyword0_5f_vhdl">end</text:span> <text:span text:style-name="keyword0_5f_vhdl">process</text:span> my_print<text:span text:style-name="symbol0_5f_vhdl">;</text:span></text:p>
      <text:p text:style-name="source_5f_code"><text:span text:style-name="keyword0_5f_vhdl">end</text:span> <text:span text:style-name="keyword0_5f_vhdl">architecture</text:span> test<text:span text:style-name="symbol0_5f_vhdl">;</text:span></text:p>
      <text:p text:style-name="Text_20_body"/>
      <text:p text:style-name="Text_20_body"/>
      <text:p text:style-name="Text_20_body">GHDL is a complete <text:a xlink:type="simple" xlink:href="http://www.vhdl.org/">VHDL</text:a> simulator, using the <text:a xlink:type="simple" xlink:href="http://gcc.gnu.org/">GCC</text:a> technology. </text:p>
      <text:p text:style-name="Text_20_body">VHDL is a language standardized by the <text:a xlink:type="simple" xlink:href="http://www.ieee.org/">IEEE</text:a>, intended for developing electronic systems. </text:p>
      <text:p text:style-name="Text_20_body">GHDL implements the VHDL language according to the IEEE 1076-1987, the IEEE 1076-1993 and later standards. GHDL compiles VHDL files and creates a binary which simulates (or executes) your design. See the <text:a xlink:type="simple" xlink:href="http://ghdl.free.fr/features.html">features</text:a> page for more details. </text:p>
      <text:p text:style-name="Text_20_body"/>
      <text:p text:style-name="Text_20_body"/>
      <text:h text:style-name="P18" text:outline-level="2"/>
      <text:h text:style-name="P19" text:outline-level="2">5. Reference</text:h>
      <text:p text:style-name="Text_20_body"><text:span text:style-name="Citation"/></text:p>
      <text:list xml:id="list136680031" text:style-name="L5">
        <text:list-item>
          <text:p text:style-name="P7"><text:span text:style-name="Citation"/></text:p>
        </text:list-item>
      </text:list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05848659" text:style-name="L16">
        <text:list-item>
          <text:p text:style-name="P11">openoffice.org 3.2</text:p>
        </text:list-item>
        <text:list-item>
          <text:p text:style-name="P11">openoffice.org-coooder plugin za syntax highlight</text:p>
        </text:list-item>
      </text:list>
      <text:h text:style-name="Heading_20_4" text:outline-level="4">6.4 Rad sa VHDL-om</text:h>
      <text:list xml:id="list1872592960" text:style-name="L11">
        <text:list-item>
          <text:p text:style-name="P10">freehdl <text:s text:c="2"/>0.0.7-1 <text:s/>- VHDL simulator for Linux</text:p>
        </text:list-item>
        <text:list-item>
          <text:p text:style-name="P10">gtkwave 3.3.7</text:p>
        </text:list-item>
        <text:list-item>
          <text:p text:style-name="P10">vi editor 7.2, gnome gedit 2.30</text:p>
        </text:list-item>
      </text:list>
      <text:p text:style-name="source_5f_code"/>
      <text:p text:style-name="source_5f_code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/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12:29:23</dc:date>
    <dc:creator>bringout </dc:creator>
    <meta:editing-duration>PT13H18M22S</meta:editing-duration>
    <meta:editing-cycles>27</meta:editing-cycles>
    <meta:generator>OpenOffice.org/3.2$Unix OpenOffice.org_project/320m12$Build-9483</meta:generator>
    <meta:document-statistic meta:table-count="1" meta:image-count="0" meta:object-count="0" meta:page-count="11" meta:paragraph-count="223" meta:word-count="2133" meta:character-count="15154"/>
  </office:meta>
</office:document-meta>
</file>